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5" style:family="paragraph"/>
    <style:style style:name="P6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9pt" fo:font-style="normal" style:text-underline-style="none"/>
    </style:style>
    <style:style style:name="P8" style:family="paragraph">
      <style:paragraph-properties fo:text-align="start"/>
      <style:text-properties style:text-line-through-style="none" style:text-line-through-type="none" style:font-name="Arial3" fo:font-style="normal" style:text-underline-style="none"/>
    </style:style>
    <style:style style:name="P9" style:family="paragraph">
      <style:paragraph-properties fo:text-align="center"/>
      <style:text-properties style:text-line-through-style="none" style:text-line-through-type="none" style:font-name="Arial1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umber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day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ionalit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y_n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nk_n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m_no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lid_until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b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as_no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a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b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" svg:width="4.83cm" svg:height="0.6cm" svg:x="5.099cm" svg:y="0.55cm" draw:control="control1"/>
      <draw:control text:anchor-type="page" text:anchor-page-number="1" draw:z-index="1" draw:style-name="gr1" draw:text-style-name="P3" svg:width="7cm" svg:height="0.6cm" svg:x="2.499cm" svg:y="1.15cm" draw:control="control2"/>
      <draw:control text:anchor-type="page" text:anchor-page-number="1" draw:z-index="2" draw:style-name="gr1" draw:text-style-name="P3" svg:width="6.499cm" svg:height="0.6cm" svg:x="3.3cm" svg:y="1.75cm" draw:control="control3"/>
      <draw:control text:anchor-type="page" text:anchor-page-number="1" draw:z-index="3" draw:style-name="gr1" draw:text-style-name="P3" svg:width="6.3cm" svg:height="0.6cm" svg:x="3.701cm" svg:y="2.35cm" draw:control="control4"/>
      <draw:control text:anchor-type="page" text:anchor-page-number="1" draw:z-index="4" draw:style-name="gr1" draw:text-style-name="P4" svg:width="4.301cm" svg:height="0.6cm" svg:x="4.8cm" svg:y="3cm" draw:control="control5"/>
      <draw:control text:anchor-type="page" text:anchor-page-number="1" draw:z-index="5" draw:style-name="gr2" draw:text-style-name="P5" svg:width="4.499cm" svg:height="0.401cm" svg:x="1cm" svg:y="6.5cm"/>
      <draw:control text:anchor-type="page" text:anchor-page-number="1" draw:z-index="6" draw:style-name="gr3" draw:text-style-name="P3" svg:width="4.499cm" svg:height="0.401cm" svg:x="1cm" svg:y="7.571cm" draw:control="control6"/>
      <draw:control text:anchor-type="page" text:anchor-page-number="1" draw:z-index="7" draw:style-name="gr1" draw:text-style-name="P3" svg:width="4.5cm" svg:height="0.401cm" svg:x="1cm" svg:y="8.02cm" draw:control="control7"/>
      <draw:control text:anchor-type="page" text:anchor-page-number="1" draw:z-index="8" draw:style-name="gr1" draw:text-style-name="P3" svg:width="4.5cm" svg:height="0.401cm" svg:x="1cm" svg:y="8.89cm" draw:control="control8"/>
      <draw:control text:anchor-type="page" text:anchor-page-number="1" draw:z-index="9" draw:style-name="gr1" draw:text-style-name="P6" svg:width="7.688cm" svg:height="0.802cm" svg:x="1.951cm" svg:y="9.1cm" draw:control="control9"/>
      <draw:control text:anchor-type="page" text:anchor-page-number="1" draw:z-index="10" draw:style-name="gr1" draw:text-style-name="P7" svg:width="5.688cm" svg:height="0.551cm" svg:x="4.249cm" svg:y="9.901cm" draw:control="control10"/>
      <draw:control text:anchor-type="page" text:anchor-page-number="1" draw:z-index="11" draw:style-name="gr1" draw:text-style-name="P7" svg:width="5.1cm" svg:height="0.6cm" svg:x="4.5cm" svg:y="10.5cm" draw:control="control11"/>
      <draw:control text:anchor-type="page" text:anchor-page-number="1" draw:z-index="12" draw:style-name="gr1" draw:text-style-name="P8" svg:width="4.5cm" svg:height="0.401cm" svg:x="1cm" svg:y="8.421cm" draw:control="control12"/>
      <draw:control text:anchor-type="page" text:anchor-page-number="1" draw:z-index="13" draw:style-name="gr1" draw:text-style-name="P9" svg:width="4.5cm" svg:height="0.802cm" svg:x="4.6cm" svg:y="13.6cm" draw:control="control13"/>
      <draw:control text:anchor-type="page" text:anchor-page-number="1" draw:z-index="14" draw:style-name="gr1" draw:text-style-name="P10" svg:width="7.781cm" svg:height="0.6cm" svg:x="1.55cm" svg:y="5.35cm" draw:control="control14"/>
      <draw:control text:anchor-type="page" text:anchor-page-number="1" draw:z-index="15" draw:style-name="gr1" draw:text-style-name="P10" svg:width="7.16cm" svg:height="0.6cm" svg:x="1.55cm" svg:y="5.8cm" draw:control="control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egreta" style:font-family-generic="swiss" style:font-pitch="variable" fo:font-size="10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08T11:43:40</meta:creation-date>
    <dc:date>2018-01-24T13:37:06.785021278</dc:date>
    <meta:editing-duration>PT7H40M29S</meta:editing-duration>
    <meta:editing-cycles>111</meta:editing-cycles>
    <meta:generator>LibreOffice/4.3.3.2$Linux_X86_64 LibreOffice_project/430m0$Build-2</meta:generator>
    <dc:creator>Stefan Meyer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